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Default">
      <style:paragraph-properties fo:text-align="center" style:justify-single-word="false"/>
    </style:style>
    <style:style style:name="P2" style:family="paragraph" style:parent-style-name="Standard">
      <style:paragraph-properties fo:text-align="center" style:justify-single-word="false"/>
      <style:text-properties style:font-name="Arial1" fo:font-size="14pt" style:font-size-asian="14pt" style:font-size-complex="14pt"/>
    </style:style>
    <style:style style:name="P3" style:family="paragraph" style:parent-style-name="Standard">
      <style:paragraph-properties fo:text-align="start" style:justify-single-word="false"/>
      <style:text-properties style:font-name="Arial1" fo:font-size="12pt" fo:font-weight="normal" officeooo:rsid="000c3ff7" officeooo:paragraph-rsid="000c3ff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0c3ff7" officeooo:paragraph-rsid="000c3ff7" style:font-size-asian="10.5pt" style:font-weight-asian="normal" style:font-size-complex="12pt" style:font-weight-complex="normal"/>
    </style:style>
    <style:style style:name="P5" style:family="paragraph" style:parent-style-name="Standard">
      <loext:graphic-properties draw:fill="none"/>
      <style:paragraph-properties fo:margin-left="0.6cm" fo:margin-right="0.801cm" fo:text-align="justify" style:justify-single-word="false" fo:text-indent="0cm" style:auto-text-indent="false" fo:background-color="transparent"/>
      <style:text-properties style:font-name="Arial1" fo:font-size="12pt" fo:font-weight="normal" officeooo:rsid="000c3ff7" officeooo:paragraph-rsid="000c3ff7" style:font-size-asian="10.5pt" style:font-weight-asian="normal" style:font-size-complex="12pt" style:font-weight-complex="normal"/>
    </style:style>
    <style:style style:name="P6" style:family="paragraph" style:parent-style-name="Standard" style:master-page-name="">
      <loext:graphic-properties draw:fill="none"/>
      <style:paragraph-properties fo:margin-left="0cm" fo:margin-right="0.801cm" fo:text-align="justify" style:justify-single-word="false" fo:text-indent="0cm" style:auto-text-indent="false" style:page-number="auto" fo:background-color="transparent"/>
      <style:text-properties style:font-name="Arial1" fo:font-size="12pt" fo:font-weight="normal" officeooo:rsid="000c3ff7" officeooo:paragraph-rsid="000c3ff7" style:font-size-asian="10.5pt" style:font-weight-asian="normal" style:font-size-complex="12pt" style:font-weight-complex="normal"/>
    </style:style>
    <style:style style:name="P7"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style:font-name="Arial1" fo:font-size="12pt" fo:font-weight="normal" officeooo:rsid="000c3ff7" officeooo:paragraph-rsid="000c3ff7"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Arial1" fo:font-size="12pt" fo:font-weight="normal" officeooo:rsid="000c3ff7" officeooo:paragraph-rsid="000c3ff7"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6cm" fo:margin-right="0.801cm" fo:text-align="justify" style:justify-single-word="false" fo:text-indent="0cm" style:auto-text-indent="false" style:page-number="auto" fo:background-color="transparent"/>
      <style:text-properties style:font-name="Arial1" fo:font-size="12pt" fo:font-style="italic" fo:font-weight="normal" officeooo:rsid="000c3ff7" officeooo:paragraph-rsid="000c3ff7"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style:font-name="Arial1" fo:font-size="12pt" fo:font-style="italic" fo:font-weight="bold" officeooo:rsid="000c3ff7" officeooo:paragraph-rsid="000c3ff7" style:font-size-asian="10.5pt" style:font-style-asian="italic" style:font-weight-asian="bold" style:font-size-complex="12pt" style:font-style-complex="italic" style:font-weight-complex="bold"/>
    </style:style>
    <style:style style:name="P11" style:family="paragraph" style:parent-style-name="Standard" style:list-style-name="L2">
      <loext:graphic-properties draw:fill="none"/>
      <style:paragraph-properties fo:text-align="justify" style:justify-single-word="false" fo:background-color="transparent"/>
      <style:text-properties style:font-name="Arial1" fo:font-size="12pt" style:text-underline-style="solid" style:text-underline-width="auto" style:text-underline-color="font-color" fo:font-weight="normal" officeooo:rsid="000c3ff7" officeooo:paragraph-rsid="000c3ff7" style:font-size-asian="10.5pt" style:font-weight-asian="normal" style:font-size-complex="12pt" style:font-weight-complex="normal"/>
    </style:style>
    <style:style style:name="P12" style:family="paragraph" style:parent-style-name="Standard" style:list-style-name="L3">
      <loext:graphic-properties draw:fill="none"/>
      <style:paragraph-properties fo:text-align="justify" style:justify-single-word="false" fo:background-color="transparent"/>
      <style:text-properties style:font-name="Arial1" fo:font-size="12pt" style:text-underline-style="solid" style:text-underline-width="auto" style:text-underline-color="font-color" fo:font-weight="normal" officeooo:rsid="000c3ff7" officeooo:paragraph-rsid="000c3ff7" style:font-size-asian="10.5pt" style:font-weight-asian="normal" style:font-size-complex="12pt"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fo:font-size="20pt" style:text-underline-style="none" fo:font-weight="normal" style:font-size-asian="20pt" style:font-weight-asian="normal"/>
    </style:style>
    <style:style style:name="T3" style:family="text">
      <style:text-properties style:text-line-through-style="none" style:text-line-through-type="none" style:text-underline-style="none"/>
    </style:style>
    <style:style style:name="T4" style:family="text">
      <style:text-properties style:text-line-through-style="none" style:text-line-through-type="none" style:text-underline-style="none" fo:font-weight="bold" style:font-weight-asian="bold"/>
    </style:style>
    <style:style style:name="T5" style:family="text">
      <style:text-properties style:font-name="Arial1" fo:font-size="14pt" fo:font-weight="bold" style:font-size-asian="14pt" style:font-weight-asian="bold"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P1" loext:marker-style-name="T2"><text:s/><text:span text:style-name="T5">Curso de Desarrollo de Asistentes Conversacionales </text:span></text:p>
      <text:p text:style-name="P2"><text:span text:style-name="T4">Proyecto Final </text:span></text:p>
      <text:p text:style-name="P2"><text:span text:style-name="T4"/></text:p>
      <text:p text:style-name="P3"><text:span text:style-name="T3"/></text:p>
      <text:p text:style-name="P3"><text:span text:style-name="T3">Cursaste: Olmedo Morales, Cristian Daniel</text:span></text:p>
      <text:p text:style-name="P3"><text:span text:style-name="T3">Año: 2024</text:span></text:p>
      <text:p text:style-name="P3"><text:span text:style-name="T3"/></text:p>
      <text:p text:style-name="P3"><text:span text:style-name="T3"/></text:p>
      <text:p text:style-name="P10"><text:span text:style-name="T3">Solución trabajada para la presentación del correspondiente trabajo final:</text:span></text:p>
      <text:p text:style-name="P4"><text:span text:style-name="T3"/></text:p>
      <text:p text:style-name="P4"><text:span text:style-name="T3">Elaboración de un chatbot que oficiara como asistente para el personal docente de la provincia de Misiones, como también para el personal administrativo del Consejo General de Educación, que debe aplicar la normativa vigente para tratar y dirimir los diversos tramites que se generan en el mundo docente. Los mismos son de diversos tipos, como ser traslados, permutas, hasta aspectos disciplinares que ameritan sanciones.</text:span></text:p>
      <text:p text:style-name="P4"><text:span text:style-name="T3">El primer publico objetivo (los docentes), tienen muchas dudas debido al gran numero de resoluciones, leyes y decretos vigentes que regulan sus actividades laborales. Motivo por el cual, esta solución pretende erigirse como un agente indispensable para evacuar dudas, recurrir rápidamente a los apartados que mas le interesan o que deben tratar puntualmente.</text:span></text:p>
      <text:p text:style-name="P4"><text:span text:style-name="T3">En esta presentación (primer prototipo) la base de datos fue construida con tres documentos, los mismos son:</text:span></text:p>
      <text:list xml:id="list3924121259" text:style-name="L1">
        <text:list-item>
          <text:p text:style-name="P8"><text:span text:style-name="T3">Ley VI N.º 6 – Estatuto Docente.</text:span></text:p>
        </text:list-item>
        <text:list-item>
          <text:p text:style-name="P8"><text:span text:style-name="T3">Resolución 813/85 - <text:s/>Funcionamiento General de Instituciones Educativas.</text:span></text:p>
        </text:list-item>
        <text:list-item>
          <text:p text:style-name="P8"><text:span text:style-name="T3">Decreto 744/13 – Decreto de Valoración docentes.</text:span></text:p>
        </text:list-item>
      </text:list>
      <text:p text:style-name="P4"><text:span text:style-name="T3">los mencionados son los mas importantes y a los que frecuentemente se debe recurrir diariamente en el mundo docente. Se excluyo de forma deliberada el acceso a internet por parte del modelo, ya que la construcción de respuestas debe basarse exclusivamente en la normativa vigente en la provincia de Misiones.</text:span></text:p>
      <text:p text:style-name="P4"><text:span text:style-name="T3"/></text:p>
      <text:p text:style-name="P4"><text:span text:style-name="T3">El prompt que utiliza el modelo para la construcción de sus respuestas es el siguiente:</text:span></text:p>
      <text:p text:style-name="P4"><text:span text:style-name="T3"/></text:p>
      <text:p text:style-name="P4"><text:span text:style-name="T3"/></text:p>
      <text:p text:style-name="P9"><text:span text:style-name="T3">Actuar como un experto asistente en materia de normativa docente de la provincia de misiones, república de argentina. Tus destinatarios son docentes y personal administrativo de escuelas de nivel inicial, primario y secundario. Debes responder las preguntas que te hagan, basándote exclusivamente en la normativa proporcionada. Si no sabes la respuesta, simplemente di que no lo sabes. El estilo que debes usar para dar la respuesta es formal. </text:span></text:p>
      <text:p text:style-name="P5"><text:span text:style-name="T3"/></text:p>
      <text:p text:style-name="P6"><text:span text:style-name="T3">La solución fue elaborada en base al framework open-source Streamlit, el modelo de embedding subyacente es el correspondiente a la empresa OpenAI, consumido mediante API.</text:span></text:p>
      <text:p text:style-name="P7"><text:span text:style-name="T3">La base de datos para la vectorizacion de la fuente de conocimiento es de FAISS, propiedad de Facebook (MetaIA).</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list text:style-name="L2">
        <text:list-item>
          <text:p text:style-name="P11"><text:soft-page-break/><text:span text:style-name="T1">Problemas a mejorar para un proximo prototipo:</text:span></text:p>
        </text:list-item>
      </text:list>
      <text:p text:style-name="P7"><text:span text:style-name="T3"/></text:p>
      <text:p text:style-name="P7"><text:span text:style-name="T3">La inclusion de memoria para sesiones de conversacion, es decir, que el chat pueda retener el hilo de la conversacion.</text:span></text:p>
      <text:p text:style-name="P7"><text:span text:style-name="T3">Un manejo mas adecuado de la persistencia en base de datos vectorial. </text:span></text:p>
      <text:p text:style-name="P7"><text:span text:style-name="T3"/></text:p>
      <text:list text:style-name="L3">
        <text:list-item>
          <text:p text:style-name="P12"><text:span text:style-name="T1">Listado de librerias usadas para practicar y con las cuales finalmente se elaboro la solucion: </text:span></text:p>
        </text:list-item>
      </text:list>
      <text:p text:style-name="P7"><text:span text:style-name="T3"/></text:p>
      <text:p text:style-name="P7"><text:span text:style-name="T3">aiohappyeyeballs <text:s text:c="24"/>2.4.3</text:span></text:p>
      <text:p text:style-name="P7"><text:span text:style-name="T3">aiohttp <text:s text:c="33"/>3.10.10</text:span></text:p>
      <text:p text:style-name="P7"><text:span text:style-name="T3">aiolimiter <text:s text:c="30"/>1.1.0</text:span></text:p>
      <text:p text:style-name="P7"><text:span text:style-name="T3">aiosignal <text:s text:c="31"/>1.3.1</text:span></text:p>
      <text:p text:style-name="P7"><text:span text:style-name="T3">alembic <text:s text:c="33"/>1.13.3</text:span></text:p>
      <text:p text:style-name="P7"><text:span text:style-name="T3">altair <text:s text:c="34"/>5.4.1</text:span></text:p>
      <text:p text:style-name="P7"><text:span text:style-name="T3">aniso8601 <text:s text:c="31"/>9.0.1</text:span></text:p>
      <text:p text:style-name="P7"><text:span text:style-name="T3">annotated-types <text:s text:c="25"/>0.7.0</text:span></text:p>
      <text:p text:style-name="P7"><text:span text:style-name="T3">anthropic <text:s text:c="31"/>0.39.0</text:span></text:p>
      <text:p text:style-name="P7"><text:span text:style-name="T3">anyio <text:s text:c="35"/>4.6.2.post1</text:span></text:p>
      <text:p text:style-name="P7"><text:span text:style-name="T3">asgiref <text:s text:c="33"/>3.8.1</text:span></text:p>
      <text:p text:style-name="P7"><text:span text:style-name="T3">asttokens <text:s text:c="31"/>2.4.1</text:span></text:p>
      <text:p text:style-name="P7"><text:span text:style-name="T3">attrs <text:s text:c="35"/>23.2.0</text:span></text:p>
      <text:p text:style-name="P7"><text:span text:style-name="T3">backoff <text:s text:c="33"/>2.2.1</text:span></text:p>
      <text:p text:style-name="P7"><text:span text:style-name="T3">bcrypt <text:s text:c="34"/>4.2.0</text:span></text:p>
      <text:p text:style-name="P7"><text:span text:style-name="T3">beautifulsoup4 <text:s text:c="26"/>4.12.3</text:span></text:p>
      <text:p text:style-name="P7"><text:span text:style-name="T3">blinker <text:s text:c="33"/>1.8.2</text:span></text:p>
      <text:p text:style-name="P7"><text:span text:style-name="T3">boto3 <text:s text:c="35"/>1.35.41</text:span></text:p>
      <text:p text:style-name="P7"><text:span text:style-name="T3">botocore <text:s text:c="32"/>1.35.41</text:span></text:p>
      <text:p text:style-name="P7"><text:span text:style-name="T3">bs4 <text:s text:c="37"/>0.0.2</text:span></text:p>
      <text:p text:style-name="P7"><text:span text:style-name="T3">build <text:s text:c="35"/>1.2.2.post1</text:span></text:p>
      <text:p text:style-name="P7"><text:span text:style-name="T3">cachetools <text:s text:c="30"/>5.5.0</text:span></text:p>
      <text:p text:style-name="P7"><text:span text:style-name="T3">certifi <text:s text:c="33"/>2024.8.30</text:span></text:p>
      <text:p text:style-name="P7"><text:span text:style-name="T3">chardet <text:s text:c="33"/>5.2.0</text:span></text:p>
      <text:p text:style-name="P7"><text:span text:style-name="T3">charset-normalizer <text:s text:c="22"/>3.4.0</text:span></text:p>
      <text:p text:style-name="P7"><text:span text:style-name="T3">chroma-hnswlib <text:s text:c="26"/>0.7.6</text:span></text:p>
      <text:p text:style-name="P7"><text:span text:style-name="T3">chromadb <text:s text:c="32"/>0.5.15</text:span></text:p>
      <text:p text:style-name="P7"><text:span text:style-name="T3">click <text:s text:c="35"/>8.1.7</text:span></text:p>
      <text:p text:style-name="P7"><text:span text:style-name="T3">cloudpickle <text:s text:c="29"/>2.2.1</text:span></text:p>
      <text:p text:style-name="P7"><text:span text:style-name="T3">cohere <text:s text:c="34"/>5.11.0</text:span></text:p>
      <text:p text:style-name="P7"><text:span text:style-name="T3">colorama <text:s text:c="32"/>0.4.6</text:span></text:p>
      <text:p text:style-name="P7"><text:span text:style-name="T3">coloredlogs <text:s text:c="29"/>15.0.1</text:span></text:p>
      <text:p text:style-name="P7"><text:span text:style-name="T3">comm <text:s text:c="36"/>0.2.2</text:span></text:p>
      <text:p text:style-name="P7"><text:span text:style-name="T3">contourpy <text:s text:c="31"/>1.3.0</text:span></text:p>
      <text:p text:style-name="P7"><text:span text:style-name="T3">cycler <text:s text:c="34"/>0.12.1</text:span></text:p>
      <text:p text:style-name="P7"><text:span text:style-name="T3">databricks-sdk <text:s text:c="26"/>0.34.0</text:span></text:p>
      <text:p text:style-name="P7"><text:span text:style-name="T3">dataclasses-json <text:s text:c="24"/>0.6.7</text:span></text:p>
      <text:p text:style-name="P7"><text:span text:style-name="T3">debugpy <text:s text:c="33"/>1.8.7</text:span></text:p>
      <text:p text:style-name="P7"><text:span text:style-name="T3">decorator <text:s text:c="31"/>5.1.1</text:span></text:p>
      <text:p text:style-name="P7"><text:span text:style-name="T3">defusedxml <text:s text:c="30"/>0.7.1</text:span></text:p>
      <text:p text:style-name="P7"><text:span text:style-name="T3">Deprecated <text:s text:c="30"/>1.2.14</text:span></text:p>
      <text:p text:style-name="P7"><text:span text:style-name="T3">dill <text:s text:c="36"/>0.3.9</text:span></text:p>
      <text:p text:style-name="P7"><text:span text:style-name="T3">distro <text:s text:c="34"/>1.9.0</text:span></text:p>
      <text:p text:style-name="P7"><text:soft-page-break/><text:span text:style-name="T3">docker <text:s text:c="34"/>7.1.0</text:span></text:p>
      <text:p text:style-name="P7"><text:span text:style-name="T3">durationpy <text:s text:c="30"/>0.9</text:span></text:p>
      <text:p text:style-name="P7"><text:span text:style-name="T3">executing <text:s text:c="31"/>2.1.0</text:span></text:p>
      <text:p text:style-name="P7"><text:span text:style-name="T3">faiss-cpu <text:s text:c="31"/>1.9.0</text:span></text:p>
      <text:p text:style-name="P7"><text:span text:style-name="T3">fastapi <text:s text:c="33"/>0.115.2</text:span></text:p>
      <text:p text:style-name="P7"><text:span text:style-name="T3">fastavro <text:s text:c="32"/>1.9.7</text:span></text:p>
      <text:p text:style-name="P7"><text:span text:style-name="T3">filelock <text:s text:c="32"/>3.16.1</text:span></text:p>
      <text:p text:style-name="P7"><text:span text:style-name="T3">Flask <text:s text:c="35"/>3.0.3</text:span></text:p>
      <text:p text:style-name="P7"><text:span text:style-name="T3">flatbuffers <text:s text:c="29"/>24.3.25</text:span></text:p>
      <text:p text:style-name="P7"><text:span text:style-name="T3">fonttools <text:s text:c="31"/>4.54.1</text:span></text:p>
      <text:p text:style-name="P7"><text:span text:style-name="T3">frozenlist <text:s text:c="30"/>1.4.1</text:span></text:p>
      <text:p text:style-name="P7"><text:span text:style-name="T3">fsspec <text:s text:c="34"/>2024.9.0</text:span></text:p>
      <text:p text:style-name="P7"><text:span text:style-name="T3">gitdb <text:s text:c="35"/>4.0.11</text:span></text:p>
      <text:p text:style-name="P7"><text:span text:style-name="T3">GitPython <text:s text:c="31"/>3.1.43</text:span></text:p>
      <text:p text:style-name="P7"><text:span text:style-name="T3">google-auth <text:s text:c="29"/>2.35.0</text:span></text:p>
      <text:p text:style-name="P7"><text:span text:style-name="T3">google-pasta <text:s text:c="28"/>0.2.0</text:span></text:p>
      <text:p text:style-name="P7"><text:span text:style-name="T3">googleapis-common-protos <text:s text:c="16"/>1.65.0</text:span></text:p>
      <text:p text:style-name="P7"><text:span text:style-name="T3">graphene <text:s text:c="32"/>3.3</text:span></text:p>
      <text:p text:style-name="P7"><text:span text:style-name="T3">graphql-core <text:s text:c="28"/>3.2.5</text:span></text:p>
      <text:p text:style-name="P7"><text:span text:style-name="T3">graphql-relay <text:s text:c="27"/>3.2.0</text:span></text:p>
      <text:p text:style-name="P7"><text:span text:style-name="T3">greenlet <text:s text:c="32"/>3.1.1</text:span></text:p>
      <text:p text:style-name="P7"><text:span text:style-name="T3">groq <text:s text:c="36"/>0.12.0</text:span></text:p>
      <text:p text:style-name="P7"><text:span text:style-name="T3">grpcio <text:s text:c="34"/>1.67.0</text:span></text:p>
      <text:p text:style-name="P7"><text:span text:style-name="T3">grpcio-tools <text:s text:c="28"/>1.67.0</text:span></text:p>
      <text:p text:style-name="P7"><text:span text:style-name="T3">h11 <text:s text:c="37"/>0.14.0</text:span></text:p>
      <text:p text:style-name="P7"><text:span text:style-name="T3">h2 <text:s text:c="38"/>4.1.0</text:span></text:p>
      <text:p text:style-name="P7"><text:span text:style-name="T3">hpack <text:s text:c="35"/>4.0.0</text:span></text:p>
      <text:p text:style-name="P7"><text:span text:style-name="T3">httpcore <text:s text:c="32"/>1.0.6</text:span></text:p>
      <text:p text:style-name="P7"><text:span text:style-name="T3">httptools <text:s text:c="31"/>0.6.4</text:span></text:p>
      <text:p text:style-name="P7"><text:span text:style-name="T3">httpx <text:s text:c="35"/>0.27.2</text:span></text:p>
      <text:p text:style-name="P7"><text:span text:style-name="T3">httpx-sse <text:s text:c="31"/>0.4.0</text:span></text:p>
      <text:p text:style-name="P7"><text:span text:style-name="T3">huggingface-hub <text:s text:c="25"/>0.25.2</text:span></text:p>
      <text:p text:style-name="P7"><text:span text:style-name="T3">humanfriendly <text:s text:c="27"/>10.0</text:span></text:p>
      <text:p text:style-name="P7"><text:span text:style-name="T3">hyperframe <text:s text:c="30"/>6.0.1</text:span></text:p>
      <text:p text:style-name="P7"><text:span text:style-name="T3">idna <text:s text:c="36"/>3.10</text:span></text:p>
      <text:p text:style-name="P7"><text:span text:style-name="T3">importlib-metadata <text:s text:c="22"/>6.11.0</text:span></text:p>
      <text:p text:style-name="P7"><text:span text:style-name="T3">importlib_resources <text:s text:c="21"/>6.4.5</text:span></text:p>
      <text:p text:style-name="P7"><text:span text:style-name="T3">ipykernel <text:s text:c="31"/>6.29.5</text:span></text:p>
      <text:p text:style-name="P7"><text:span text:style-name="T3">ipython <text:s text:c="33"/>8.28.0</text:span></text:p>
      <text:p text:style-name="P7"><text:span text:style-name="T3">itsdangerous <text:s text:c="28"/>2.2.0</text:span></text:p>
      <text:p text:style-name="P7"><text:span text:style-name="T3">jedi <text:s text:c="36"/>0.19.1</text:span></text:p>
      <text:p text:style-name="P7"><text:span text:style-name="T3">Jinja2 <text:s text:c="34"/>3.1.4</text:span></text:p>
      <text:p text:style-name="P7"><text:span text:style-name="T3">jiter <text:s text:c="35"/>0.6.1</text:span></text:p>
      <text:p text:style-name="P7"><text:span text:style-name="T3">jmespath <text:s text:c="32"/>1.0.1</text:span></text:p>
      <text:p text:style-name="P7"><text:span text:style-name="T3">joblib <text:s text:c="34"/>1.4.2</text:span></text:p>
      <text:p text:style-name="P7"><text:span text:style-name="T3">jsonpatch <text:s text:c="31"/>1.33</text:span></text:p>
      <text:p text:style-name="P7"><text:span text:style-name="T3">jsonpointer <text:s text:c="29"/>3.0.0</text:span></text:p>
      <text:p text:style-name="P7"><text:span text:style-name="T3">jsonschema <text:s text:c="30"/>4.23.0</text:span></text:p>
      <text:p text:style-name="P7"><text:span text:style-name="T3">jsonschema-specifications <text:s text:c="15"/>2024.10.1</text:span></text:p>
      <text:p text:style-name="P7"><text:span text:style-name="T3">jupyter_client <text:s text:c="26"/>8.6.3</text:span></text:p>
      <text:p text:style-name="P7"><text:span text:style-name="T3">jupyter_core <text:s text:c="28"/>5.7.2</text:span></text:p>
      <text:p text:style-name="P7"><text:span text:style-name="T3">kiwisolver <text:s text:c="30"/>1.4.7</text:span></text:p>
      <text:p text:style-name="P7"><text:soft-page-break/><text:span text:style-name="T3">kubernetes <text:s text:c="30"/>31.0.0</text:span></text:p>
      <text:p text:style-name="P7"><text:span text:style-name="T3">langchain <text:s text:c="31"/>0.3.8</text:span></text:p>
      <text:p text:style-name="P7"><text:span text:style-name="T3">langchain-anthropic <text:s text:c="21"/>0.3.0</text:span></text:p>
      <text:p text:style-name="P7"><text:span text:style-name="T3">langchain-chroma <text:s text:c="24"/>0.1.4</text:span></text:p>
      <text:p text:style-name="P7"><text:span text:style-name="T3">langchain-cohere <text:s text:c="24"/>0.3.1</text:span></text:p>
      <text:p text:style-name="P7"><text:span text:style-name="T3">langchain-community <text:s text:c="21"/>0.3.8</text:span></text:p>
      <text:p text:style-name="P7"><text:span text:style-name="T3">langchain-core <text:s text:c="26"/>0.3.21</text:span></text:p>
      <text:p text:style-name="P7"><text:span text:style-name="T3">langchain-experimental <text:s text:c="18"/>0.3.2</text:span></text:p>
      <text:p text:style-name="P7"><text:span text:style-name="T3">langchain-groq <text:s text:c="26"/>0.2.1</text:span></text:p>
      <text:p text:style-name="P7"><text:span text:style-name="T3">langchain-huggingface <text:s text:c="19"/>0.1.2</text:span></text:p>
      <text:p text:style-name="P7"><text:span text:style-name="T3">langchain-openai <text:s text:c="24"/>0.2.9</text:span></text:p>
      <text:p text:style-name="P7"><text:span text:style-name="T3">langchain-text-splitters <text:s text:c="16"/>0.3.1</text:span></text:p>
      <text:p text:style-name="P7"><text:span text:style-name="T3">langchain-voyageai <text:s text:c="22"/>0.1.3</text:span></text:p>
      <text:p text:style-name="P7"><text:span text:style-name="T3">langgraph <text:s text:c="31"/>0.2.52</text:span></text:p>
      <text:p text:style-name="P7"><text:span text:style-name="T3">langgraph-checkpoint <text:s text:c="20"/>2.0.5</text:span></text:p>
      <text:p text:style-name="P7"><text:span text:style-name="T3">langgraph-sdk <text:s text:c="27"/>0.1.36</text:span></text:p>
      <text:p text:style-name="P7"><text:span text:style-name="T3">langsmith <text:s text:c="31"/>0.1.138</text:span></text:p>
      <text:p text:style-name="P7"><text:span text:style-name="T3">Mako <text:s text:c="36"/>1.3.5</text:span></text:p>
      <text:p text:style-name="P7"><text:span text:style-name="T3">Markdown <text:s text:c="32"/>3.7</text:span></text:p>
      <text:p text:style-name="P7"><text:span text:style-name="T3">markdown-it-py <text:s text:c="26"/>3.0.0</text:span></text:p>
      <text:p text:style-name="P7"><text:span text:style-name="T3">MarkupSafe <text:s text:c="30"/>3.0.1</text:span></text:p>
      <text:p text:style-name="P7"><text:span text:style-name="T3">marshmallow <text:s text:c="29"/>3.23.0</text:span></text:p>
      <text:p text:style-name="P7"><text:span text:style-name="T3">matplotlib <text:s text:c="30"/>3.9.2</text:span></text:p>
      <text:p text:style-name="P7"><text:span text:style-name="T3">matplotlib-inline <text:s text:c="23"/>0.1.7</text:span></text:p>
      <text:p text:style-name="P7"><text:span text:style-name="T3">mdurl <text:s text:c="35"/>0.1.2</text:span></text:p>
      <text:p text:style-name="P7"><text:span text:style-name="T3">mlflow <text:s text:c="34"/>2.17.0</text:span></text:p>
      <text:p text:style-name="P7"><text:span text:style-name="T3">mlflow-skinny <text:s text:c="27"/>2.17.0</text:span></text:p>
      <text:p text:style-name="P7"><text:span text:style-name="T3">mmh3 <text:s text:c="36"/>5.0.1</text:span></text:p>
      <text:p text:style-name="P7"><text:span text:style-name="T3">mock <text:s text:c="36"/>4.0.3</text:span></text:p>
      <text:p text:style-name="P7"><text:span text:style-name="T3">monotonic <text:s text:c="31"/>1.6</text:span></text:p>
      <text:p text:style-name="P7"><text:span text:style-name="T3">mpmath <text:s text:c="34"/>1.3.0</text:span></text:p>
      <text:p text:style-name="P7"><text:span text:style-name="T3">msgpack <text:s text:c="33"/>1.1.0</text:span></text:p>
      <text:p text:style-name="P7"><text:span text:style-name="T3">multidict <text:s text:c="31"/>6.1.0</text:span></text:p>
      <text:p text:style-name="P7"><text:span text:style-name="T3">multiprocess <text:s text:c="28"/>0.70.17</text:span></text:p>
      <text:p text:style-name="P7"><text:span text:style-name="T3">mypy-extensions <text:s text:c="25"/>1.0.0</text:span></text:p>
      <text:p text:style-name="P7"><text:span text:style-name="T3">narwhals <text:s text:c="32"/>1.13.5</text:span></text:p>
      <text:p text:style-name="P7"><text:span text:style-name="T3">nest-asyncio <text:s text:c="28"/>1.6.0</text:span></text:p>
      <text:p text:style-name="P7"><text:span text:style-name="T3">networkx <text:s text:c="32"/>3.4.1</text:span></text:p>
      <text:p text:style-name="P7"><text:span text:style-name="T3">numpy <text:s text:c="35"/>1.26.4</text:span></text:p>
      <text:p text:style-name="P7"><text:span text:style-name="T3">oauthlib <text:s text:c="32"/>3.2.2</text:span></text:p>
      <text:p text:style-name="P7"><text:span text:style-name="T3">onnxruntime <text:s text:c="29"/>1.19.2</text:span></text:p>
      <text:p text:style-name="P7"><text:span text:style-name="T3">openai <text:s text:c="34"/>1.54.4</text:span></text:p>
      <text:p text:style-name="P7"><text:span text:style-name="T3">opentelemetry-api <text:s text:c="23"/>1.27.0</text:span></text:p>
      <text:p text:style-name="P7"><text:span text:style-name="T3">opentelemetry-exporter-otlp-proto-common 1.27.0</text:span></text:p>
      <text:p text:style-name="P7"><text:span text:style-name="T3">opentelemetry-exporter-otlp-proto-grpc <text:s text:c="2"/>1.27.0</text:span></text:p>
      <text:p text:style-name="P7"><text:span text:style-name="T3">opentelemetry-instrumentation <text:s text:c="11"/>0.48b0</text:span></text:p>
      <text:p text:style-name="P7"><text:span text:style-name="T3">opentelemetry-instrumentation-asgi <text:s text:c="6"/>0.48b0</text:span></text:p>
      <text:p text:style-name="P7"><text:span text:style-name="T3">opentelemetry-instrumentation-fastapi <text:s text:c="3"/>0.48b0</text:span></text:p>
      <text:p text:style-name="P7"><text:span text:style-name="T3">opentelemetry-proto <text:s text:c="21"/>1.27.0</text:span></text:p>
      <text:p text:style-name="P7"><text:span text:style-name="T3">opentelemetry-sdk <text:s text:c="23"/>1.27.0</text:span></text:p>
      <text:p text:style-name="P7"><text:span text:style-name="T3">opentelemetry-semantic-conventions <text:s text:c="6"/>0.48b0</text:span></text:p>
      <text:p text:style-name="P7"><text:span text:style-name="T3">opentelemetry-util-http <text:s text:c="17"/>0.48b0</text:span></text:p>
      <text:p text:style-name="P7"><text:soft-page-break/><text:span text:style-name="T3">orjson <text:s text:c="34"/>3.10.7</text:span></text:p>
      <text:p text:style-name="P7"><text:span text:style-name="T3">overrides <text:s text:c="31"/>7.7.0</text:span></text:p>
      <text:p text:style-name="P7"><text:span text:style-name="T3">packaging <text:s text:c="31"/>24.1</text:span></text:p>
      <text:p text:style-name="P7"><text:span text:style-name="T3">pandas <text:s text:c="34"/>2.2.3</text:span></text:p>
      <text:p text:style-name="P7"><text:span text:style-name="T3">parameterized <text:s text:c="27"/>0.9.0</text:span></text:p>
      <text:p text:style-name="P7"><text:span text:style-name="T3">parso <text:s text:c="35"/>0.8.4</text:span></text:p>
      <text:p text:style-name="P7"><text:span text:style-name="T3">pathos <text:s text:c="34"/>0.3.3</text:span></text:p>
      <text:p text:style-name="P7"><text:span text:style-name="T3">pillow <text:s text:c="34"/>10.4.0</text:span></text:p>
      <text:p text:style-name="P7"><text:span text:style-name="T3">pinecone <text:s text:c="32"/>5.3.1</text:span></text:p>
      <text:p text:style-name="P7"><text:span text:style-name="T3">pinecone-plugin-inference <text:s text:c="15"/>1.1.0</text:span></text:p>
      <text:p text:style-name="P7"><text:span text:style-name="T3">pinecone-plugin-interface <text:s text:c="15"/>0.0.7</text:span></text:p>
      <text:p text:style-name="P7"><text:span text:style-name="T3">pip <text:s text:c="37"/>24.2</text:span></text:p>
      <text:p text:style-name="P7"><text:span text:style-name="T3">platformdirs <text:s text:c="28"/>4.3.6</text:span></text:p>
      <text:p text:style-name="P7"><text:span text:style-name="T3">portalocker <text:s text:c="29"/>2.10.1</text:span></text:p>
      <text:p text:style-name="P7"><text:span text:style-name="T3">posthog <text:s text:c="33"/>3.7.0</text:span></text:p>
      <text:p text:style-name="P7"><text:span text:style-name="T3">pox <text:s text:c="37"/>0.3.5</text:span></text:p>
      <text:p text:style-name="P7"><text:span text:style-name="T3">ppft <text:s text:c="36"/>1.7.6.9</text:span></text:p>
      <text:p text:style-name="P7"><text:span text:style-name="T3">prompt_toolkit <text:s text:c="26"/>3.0.48</text:span></text:p>
      <text:p text:style-name="P7"><text:span text:style-name="T3">propcache <text:s text:c="31"/>0.2.0</text:span></text:p>
      <text:p text:style-name="P7"><text:span text:style-name="T3">protobuf <text:s text:c="32"/>4.25.5</text:span></text:p>
      <text:p text:style-name="P7"><text:span text:style-name="T3">psutil <text:s text:c="34"/>6.0.0</text:span></text:p>
      <text:p text:style-name="P7"><text:span text:style-name="T3">pure_eval <text:s text:c="31"/>0.2.3</text:span></text:p>
      <text:p text:style-name="P7"><text:span text:style-name="T3">pyarrow <text:s text:c="33"/>17.0.0</text:span></text:p>
      <text:p text:style-name="P7"><text:span text:style-name="T3">pyasn1 <text:s text:c="34"/>0.6.1</text:span></text:p>
      <text:p text:style-name="P7"><text:span text:style-name="T3">pyasn1_modules <text:s text:c="26"/>0.4.1</text:span></text:p>
      <text:p text:style-name="P7"><text:span text:style-name="T3">pydantic <text:s text:c="32"/>2.9.2</text:span></text:p>
      <text:p text:style-name="P7"><text:span text:style-name="T3">pydantic_core <text:s text:c="27"/>2.23.4</text:span></text:p>
      <text:p text:style-name="P7"><text:span text:style-name="T3">pydantic-settings <text:s text:c="23"/>2.6.0</text:span></text:p>
      <text:p text:style-name="P7"><text:span text:style-name="T3">pydeck <text:s text:c="34"/>0.9.1</text:span></text:p>
      <text:p text:style-name="P7"><text:span text:style-name="T3">Pygments <text:s text:c="32"/>2.18.0</text:span></text:p>
      <text:p text:style-name="P7"><text:span text:style-name="T3">pyparsing <text:s text:c="31"/>3.2.0</text:span></text:p>
      <text:p text:style-name="P7"><text:span text:style-name="T3">pypdf <text:s text:c="35"/>5.1.0</text:span></text:p>
      <text:p text:style-name="P7"><text:span text:style-name="T3">PyPika <text:s text:c="34"/>0.48.9</text:span></text:p>
      <text:p text:style-name="P7"><text:span text:style-name="T3">pyproject_hooks <text:s text:c="25"/>1.2.0</text:span></text:p>
      <text:p text:style-name="P7"><text:span text:style-name="T3">pyreadline3 <text:s text:c="29"/>3.5.4</text:span></text:p>
      <text:p text:style-name="P7"><text:span text:style-name="T3">python-dateutil <text:s text:c="25"/>2.9.0.post0</text:span></text:p>
      <text:p text:style-name="P7"><text:span text:style-name="T3">python-dotenv <text:s text:c="27"/>1.0.1</text:span></text:p>
      <text:p text:style-name="P7"><text:span text:style-name="T3">pytz <text:s text:c="36"/>2024.2</text:span></text:p>
      <text:p text:style-name="P7"><text:span text:style-name="T3">pywin32 <text:s text:c="33"/>307</text:span></text:p>
      <text:p text:style-name="P7"><text:span text:style-name="T3">PyYAML <text:s text:c="34"/>6.0.2</text:span></text:p>
      <text:p text:style-name="P7"><text:span text:style-name="T3">pyzmq <text:s text:c="35"/>26.2.0</text:span></text:p>
      <text:p text:style-name="P7"><text:span text:style-name="T3">qdrant-client <text:s text:c="27"/>1.12.0</text:span></text:p>
      <text:p text:style-name="P7"><text:span text:style-name="T3">referencing <text:s text:c="29"/>0.35.1</text:span></text:p>
      <text:p text:style-name="P7"><text:span text:style-name="T3">regex <text:s text:c="35"/>2024.9.11</text:span></text:p>
      <text:p text:style-name="P7"><text:span text:style-name="T3">requests <text:s text:c="32"/>2.32.3</text:span></text:p>
      <text:p text:style-name="P7"><text:span text:style-name="T3">requests-oauthlib <text:s text:c="23"/>2.0.0</text:span></text:p>
      <text:p text:style-name="P7"><text:span text:style-name="T3">requests-toolbelt <text:s text:c="23"/>1.0.0</text:span></text:p>
      <text:p text:style-name="P7"><text:span text:style-name="T3">rich <text:s text:c="36"/>13.9.2</text:span></text:p>
      <text:p text:style-name="P7"><text:span text:style-name="T3">rpds-py <text:s text:c="33"/>0.20.0</text:span></text:p>
      <text:p text:style-name="P7"><text:span text:style-name="T3">rsa <text:s text:c="37"/>4.9</text:span></text:p>
      <text:p text:style-name="P7"><text:span text:style-name="T3">s3transfer <text:s text:c="30"/>0.10.3</text:span></text:p>
      <text:p text:style-name="P7"><text:span text:style-name="T3">safetensors <text:s text:c="29"/>0.4.5</text:span></text:p>
      <text:p text:style-name="P7"><text:soft-page-break/><text:span text:style-name="T3">sagemaker <text:s text:c="31"/>2.232.2</text:span></text:p>
      <text:p text:style-name="P7"><text:span text:style-name="T3">sagemaker-core <text:s text:c="26"/>1.0.10</text:span></text:p>
      <text:p text:style-name="P7"><text:span text:style-name="T3">sagemaker-mlflow <text:s text:c="24"/>0.1.0</text:span></text:p>
      <text:p text:style-name="P7"><text:span text:style-name="T3">schema <text:s text:c="34"/>0.7.7</text:span></text:p>
      <text:p text:style-name="P7"><text:span text:style-name="T3">scikit-learn <text:s text:c="28"/>1.5.2</text:span></text:p>
      <text:p text:style-name="P7"><text:span text:style-name="T3">scipy <text:s text:c="35"/>1.14.1</text:span></text:p>
      <text:p text:style-name="P7"><text:span text:style-name="T3">sentence-transformers <text:s text:c="19"/>3.2.0</text:span></text:p>
      <text:p text:style-name="P7"><text:span text:style-name="T3">setuptools <text:s text:c="30"/>75.1.0</text:span></text:p>
      <text:p text:style-name="P7"><text:span text:style-name="T3">shellingham <text:s text:c="29"/>1.5.4</text:span></text:p>
      <text:p text:style-name="P7"><text:span text:style-name="T3">six <text:s text:c="37"/>1.16.0</text:span></text:p>
      <text:p text:style-name="P7"><text:span text:style-name="T3">smdebug-rulesconfig <text:s text:c="21"/>1.0.1</text:span></text:p>
      <text:p text:style-name="P7"><text:span text:style-name="T3">smmap <text:s text:c="35"/>5.0.1</text:span></text:p>
      <text:p text:style-name="P7"><text:span text:style-name="T3">sniffio <text:s text:c="33"/>1.3.1</text:span></text:p>
      <text:p text:style-name="P7"><text:span text:style-name="T3">soupsieve <text:s text:c="31"/>2.6</text:span></text:p>
      <text:p text:style-name="P7"><text:span text:style-name="T3">SQLAlchemy <text:s text:c="30"/>2.0.35</text:span></text:p>
      <text:p text:style-name="P7"><text:span text:style-name="T3">sqlparse <text:s text:c="32"/>0.5.1</text:span></text:p>
      <text:p text:style-name="P7"><text:span text:style-name="T3">stack-data <text:s text:c="30"/>0.6.3</text:span></text:p>
      <text:p text:style-name="P7"><text:span text:style-name="T3">starlette <text:s text:c="31"/>0.40.0</text:span></text:p>
      <text:p text:style-name="P7"><text:span text:style-name="T3">streamlit <text:s text:c="31"/>1.40.1</text:span></text:p>
      <text:p text:style-name="P7"><text:span text:style-name="T3">sympy <text:s text:c="35"/>1.13.3</text:span></text:p>
      <text:p text:style-name="P7"><text:span text:style-name="T3">tabulate <text:s text:c="32"/>0.9.0</text:span></text:p>
      <text:p text:style-name="P7"><text:span text:style-name="T3">tblib <text:s text:c="35"/>3.0.0</text:span></text:p>
      <text:p text:style-name="P7"><text:span text:style-name="T3">tenacity <text:s text:c="32"/>9.0.0</text:span></text:p>
      <text:p text:style-name="P7"><text:span text:style-name="T3">threadpoolctl <text:s text:c="27"/>3.5.0</text:span></text:p>
      <text:p text:style-name="P7"><text:span text:style-name="T3">tiktoken <text:s text:c="32"/>0.8.0</text:span></text:p>
      <text:p text:style-name="P7"><text:span text:style-name="T3">tokenizers <text:s text:c="30"/>0.20.1</text:span></text:p>
      <text:p text:style-name="P7"><text:span text:style-name="T3">toml <text:s text:c="36"/>0.10.2</text:span></text:p>
      <text:p text:style-name="P7"><text:span text:style-name="T3">torch <text:s text:c="35"/>2.4.1</text:span></text:p>
      <text:p text:style-name="P7"><text:span text:style-name="T3">tornado <text:s text:c="33"/>6.4.1</text:span></text:p>
      <text:p text:style-name="P7"><text:span text:style-name="T3">tqdm <text:s text:c="36"/>4.66.5</text:span></text:p>
      <text:p text:style-name="P7"><text:span text:style-name="T3">traitlets <text:s text:c="31"/>5.14.3</text:span></text:p>
      <text:p text:style-name="P7"><text:span text:style-name="T3">transformers <text:s text:c="28"/>4.45.2</text:span></text:p>
      <text:p text:style-name="P7"><text:span text:style-name="T3">typer <text:s text:c="35"/>0.12.5</text:span></text:p>
      <text:p text:style-name="P7"><text:span text:style-name="T3">types-requests <text:s text:c="26"/>2.32.0.20240914</text:span></text:p>
      <text:p text:style-name="P7"><text:span text:style-name="T3">typing_extensions <text:s text:c="23"/>4.12.2</text:span></text:p>
      <text:p text:style-name="P7"><text:span text:style-name="T3">typing-inspect <text:s text:c="26"/>0.9.0</text:span></text:p>
      <text:p text:style-name="P7"><text:span text:style-name="T3">tzdata <text:s text:c="34"/>2024.2</text:span></text:p>
      <text:p text:style-name="P7"><text:span text:style-name="T3">unicorn <text:s text:c="33"/>2.1.1</text:span></text:p>
      <text:p text:style-name="P7"><text:span text:style-name="T3">urllib3 <text:s text:c="33"/>2.2.3</text:span></text:p>
      <text:p text:style-name="P7"><text:span text:style-name="T3">uvicorn <text:s text:c="33"/>0.32.0</text:span></text:p>
      <text:p text:style-name="P7"><text:span text:style-name="T3">voyageai <text:s text:c="32"/>0.2.4</text:span></text:p>
      <text:p text:style-name="P7"><text:span text:style-name="T3">waitress <text:s text:c="32"/>3.0.0</text:span></text:p>
      <text:p text:style-name="P7"><text:span text:style-name="T3">watchdog <text:s text:c="32"/>6.0.0</text:span></text:p>
      <text:p text:style-name="P7"><text:span text:style-name="T3">watchfiles <text:s text:c="30"/>0.24.0</text:span></text:p>
      <text:p text:style-name="P7"><text:span text:style-name="T3">wcwidth <text:s text:c="33"/>0.2.13</text:span></text:p>
      <text:p text:style-name="P7"><text:span text:style-name="T3">websocket-client <text:s text:c="24"/>1.8.0</text:span></text:p>
      <text:p text:style-name="P7"><text:span text:style-name="T3">websockets <text:s text:c="30"/>13.1</text:span></text:p>
      <text:p text:style-name="P7"><text:span text:style-name="T3">Werkzeug <text:s text:c="32"/>3.0.4</text:span></text:p>
      <text:p text:style-name="P7"><text:span text:style-name="T3">wrapt <text:s text:c="35"/>1.16.0</text:span></text:p>
      <text:p text:style-name="P7"><text:span text:style-name="T3">yarl <text:s text:c="36"/>1.15.4</text:span></text:p>
      <text:p text:style-name="P7"><text:span text:style-name="T3">zipp <text:s text:c="36"/>3.20.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7:51:00</meta:creation-date>
    <meta:initial-creator>Daniel Vallejos</meta:initial-creator>
    <dc:date>2024-11-25T17:30:24.673000000</dc:date>
    <meta:editing-duration>PT1H34M35S</meta:editing-duration>
    <meta:editing-cycles>1</meta:editing-cycles>
    <meta:generator>LibreOffice/7.5.4.2$Windows_X86_64 LibreOffice_project/36ccfdc35048b057fd9854c757a8b67ec53977b6</meta:generator>
    <meta:document-statistic meta:table-count="0" meta:image-count="0" meta:object-count="0" meta:page-count="6" meta:paragraph-count="270" meta:word-count="914" meta:character-count="14313" meta:non-whitespace-character-count="6244"/>
  </office:meta>
</office:document-meta>
</file>